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7" style:family="paragraph" style:parent-style-name="Standard">
      <style:text-properties officeooo:paragraph-rsid="01c34300"/>
    </style:style>
    <style:style style:name="P18" style:family="paragraph" style:parent-style-name="Standard">
      <style:text-properties officeooo:paragraph-rsid="01c45041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e228c8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style:font-name="Liberation Sans" fo:font-size="12pt" fo:language="nl" fo:country="NL" officeooo:paragraph-rsid="01c34300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style:font-name="Liberation Sans" fo:font-size="12pt" fo:font-style="italic" officeooo:rsid="05fe4687" officeooo:paragraph-rsid="01c1e12e" style:font-size-asian="12pt" style:font-style-asian="italic" style:font-size-complex="12pt" style:font-style-complex="italic"/>
    </style:style>
    <style:style style:name="P22" style:family="paragraph" style:parent-style-name="Standard">
      <style:text-properties style:font-name="Liberation Sans" fo:font-size="12pt" officeooo:paragraph-rsid="01c34300" style:font-size-asian="12pt" style:font-size-complex="12pt"/>
    </style:style>
    <style:style style:name="P2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91fa"/>
    </style:style>
    <style:style style:name="P24" style:family="paragraph" style:parent-style-name="Standard" style:list-style-name="L1">
      <style:text-properties style:font-name="Liberation Sans" fo:font-size="12pt" fo:font-weight="bold" officeooo:paragraph-rsid="0186bed5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text-underline-style="none" fo:font-weight="normal" officeooo:rsid="064c9632" style:font-weight-asian="normal" style:font-weight-complex="normal"/>
    </style:style>
    <style:style style:name="T8" style:family="text">
      <style:text-properties fo:color="#000000" loext:opacity="100%" style:text-line-through-style="none" style:text-line-through-type="none" style:text-underline-style="none" fo:font-weight="normal" officeooo:rsid="02eddb5a" style:font-weight-asian="normal" style:font-weight-complex="normal"/>
    </style:style>
    <style:style style:name="T9" style:family="text">
      <style:text-properties fo:color="#000000" loext:opacity="100%" style:text-line-through-style="none" style:text-line-through-type="none" style:text-underline-style="none" fo:font-weight="normal" officeooo:rsid="02e5ade6" style:font-weight-asian="normal" style:font-weight-complex="normal"/>
    </style:style>
    <style:style style:name="T10" style:family="text">
      <style:text-properties fo:color="#000000" loext:opacity="100%" style:text-line-through-style="none" style:text-line-through-type="none" style:text-underline-style="none" fo:font-weight="normal" officeooo:rsid="01f0312a" style:font-weight-asian="normal" style:font-weight-complex="normal"/>
    </style:style>
    <style:style style:name="T11" style:family="text">
      <style:text-properties fo:color="#000000" loext:opacity="100%" style:text-line-through-style="none" style:text-line-through-type="none" style:text-underline-style="none" fo:font-weight="normal" officeooo:rsid="0154e886" style:font-weight-asian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25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26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2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style:font-name="Liberation Sans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style:text-underline-style="none" fo:font-weight="normal" officeooo:rsid="018cdc78" style:font-weight-asian="normal" style:font-weight-complex="normal"/>
    </style:style>
    <style:style style:name="T41" style:family="text">
      <style:text-properties fo:color="#000000" loext:opacity="100%" style:font-name="Liberation Sans" fo:font-size="12pt" style:text-underline-style="none" fo:font-weight="normal" officeooo:rsid="01e228c8" style:font-weight-asian="normal" style:font-weight-complex="normal"/>
    </style:style>
    <style:style style:name="T42" style:family="text">
      <style:text-properties fo:color="#000000" loext:opacity="100%" style:font-name="Liberation Mono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43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loext:opacity="100%" style:font-name="Liberation Mono" fo:font-size="12pt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fo:color="#000000" loext:opacity="100%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loext:opacity="100%" style:font-name="Liberation Mono" fo:font-size="12pt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loext:opacity="100%" style:font-name="Liberation Mono" fo:font-size="12pt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loext:opacity="100%" style:font-name="Liberation Mono" fo:font-size="12pt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5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Liberation Sans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style:font-name="Liberation Sans" fo:font-size="12pt" officeooo:rsid="01a8235f" style:font-size-asian="12pt" style:font-size-complex="12pt"/>
    </style:style>
    <style:style style:name="T57" style:family="text">
      <style:text-properties style:font-name="Liberation Sans" fo:font-size="12pt" officeooo:rsid="01e54ce4" style:font-size-asian="12pt" style:font-size-complex="12pt"/>
    </style:style>
    <style:style style:name="T58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loext:num-list-format="%1%.%2%.%3%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Strong_20_Emphasis"><text:span text:style-name="T28">C</text:span></text:span><text:span text:style-name="Strong_20_Emphasis"><text:span text:style-name="T27">hecklist voor </text:span></text:span><text:span text:style-name="Strong_20_Emphasis"><text:span text:style-name="T29">de installatie </text:span></text:span><text:span text:style-name="Strong_20_Emphasis"><text:span text:style-name="T27">van </text:span></text:span><text:reference-mark-start text:name="Distributie"/><text:span text:style-name="Strong_20_Emphasis"><text:span text:style-name="T30">Ubunt</text:span></text:span><text:span text:style-name="Strong_20_Emphasis"><text:span text:style-name="T31">u</text:span></text:span><text:reference-mark-end text:name="Distributie"/><text:span text:style-name="Strong_20_Emphasis"><text:span text:style-name="T30"> </text:span></text:span><text:reference-mark-start text:name="Versie"/><text:span text:style-name="T56">2</text:span><text:span text:style-name="T57">2</text:span><text:span text:style-name="Strong_20_Emphasis"><text:span text:style-name="T30">.</text:span></text:span><text:span text:style-name="Strong_20_Emphasis"><text:span text:style-name="T32">04</text:span></text:span><text:reference-mark-end text:name="Versie"/><text:span text:style-name="Strong_20_Emphasis"><text:span text:style-name="T32"> </text:span></text:span><text:span text:style-name="Strong_20_Emphasis"><text:span text:style-name="T38">LTS</text:span></text:span><text:span text:style-name="Strong_20_Emphasis"><text:span text:style-name="T13"> </text:span></text:span><text:reference-mark-start text:name="Editie"/><text:span text:style-name="Strong_20_Emphasis"><text:span text:style-name="T33">desktop</text:span></text:span><text:reference-mark-end text:name="Editie"/><text:span text:style-name="Strong_20_Emphasis"><text:span text:style-name="T34"> </text:span></text:span><text:span text:style-name="Strong_20_Emphasis"><text:span text:style-name="T27">op </text:span></text:span><text:reference-mark-start text:name="Computernaam"/><text:span text:style-name="Strong_20_Emphasis"><text:span text:style-name="T35">pc-van-</text:span></text:span><text:span text:style-name="Strong_20_Emphasis"><text:span text:style-name="T36">soe</text:span></text:span><text:reference-mark-end text:name="Computernaam"/><text:span text:style-name="T37">.</text:span></text:p>
      <text:p text:style-name="P2"><text:span text:style-name="Citation"><text:span text:style-name="T12"/></text:span></text:p>
      <text:p text:style-name="P3"><text:span text:style-name="T14">Kijk op</text:span><text:span text:style-name="T27"> </text:span><text:a xlink:type="simple" xlink:href="https://karelzimmer.nl/" text:style-name="Internet_20_link" text:visited-style-name="Visited_20_Internet_20_Link"><text:span text:style-name="Internet_20_link"><text:span text:style-name="T51">karelzimmer.nl</text:span></text:span></text:a><text:span text:style-name="T27"> </text:span><text:span text:style-name="T15">voor</text:span><text:span text:style-name="T16"> </text:span><text:span text:style-name="T50">deze en andere </text:span><text:span text:style-name="T17">checklists, scripts, </text:span><text:span text:style-name="T20">en informatie</text:span><text:span text:style-name="T17">.</text:span></text:p>
      <text:p text:style-name="P11"/>
      <text:p text:style-name="P21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18"/></text:span></text:p>
      <text:p text:style-name="P12"><text:span text:style-name="Definition"><text:span text:style-name="T53">g</text:span></text:span><text:span text:style-name="Definition"><text:span text:style-name="T52">ebruiker</text:span></text:span><text:span text:style-name="T27"><text:tab/><text:tab/><text:tab/><text:tab/></text:span><text:span text:style-name="User_20_Entry"><text:span text:style-name="T42">Soe</text:span></text:span></text:p>
      <text:p text:style-name="P13"><text:span text:style-name="Definition"><text:span text:style-name="T53">g</text:span></text:span><text:span text:style-name="Definition"><text:span text:style-name="T52">ebruikersnaam<text:tab/></text:span></text:span><text:span text:style-name="User_20_Entry"><text:span text:style-name="T44">soe</text:span></text:span></text:p>
      <text:p text:style-name="P14"><text:span text:style-name="Definition"><text:span text:style-name="T53">c</text:span></text:span><text:span text:style-name="Definition"><text:span text:style-name="T52">omputernaam<text:tab/><text:tab/></text:span></text:span><text:span text:style-name="User_20_Entry"><text:span text:style-name="T43"><text:reference-ref text:reference-format="text" text:ref-name="Computernaam">pc-van-soe</text:reference-ref></text:span></text:span></text:p>
      <text:p text:style-name="P13"><text:span text:style-name="Definition"><text:span text:style-name="T53">o</text:span></text:span><text:span text:style-name="Definition"><text:span text:style-name="T54">pstartmenu</text:span></text:span><text:span text:style-name="T27"><text:tab/><text:tab/><text:tab/></text:span><text:span text:style-name="User_20_Entry"><text:span text:style-name="T45">F</text:span></text:span><text:span text:style-name="User_20_Entry"><text:span text:style-name="T46">9</text:span></text:span></text:p>
      <text:p text:style-name="P13"><text:span text:style-name="Definition"><text:span text:style-name="T53">i</text:span></text:span><text:span text:style-name="Definition"><text:span text:style-name="T54">nstellingen</text:span></text:span><text:span text:style-name="T27"><text:tab/><text:tab/><text:tab/></text:span><text:span text:style-name="User_20_Entry"><text:span text:style-name="T46">F</text:span></text:span><text:span text:style-name="User_20_Entry"><text:span text:style-name="T47">1</text:span></text:span><text:span text:style-name="User_20_Entry"><text:span text:style-name="T48">0</text:span></text:span></text:p>
      <text:p text:style-name="P6"><text:span text:style-name="Definition"><text:span text:style-name="T55"/></text:span></text:p>
      <text:p text:style-name="P8"/>
      <text:list xml:id="list3295420077" text:style-name="L1">
        <text:list-item>
          <text:p text:style-name="P24">Installatie voorbereiden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7"><text:span text:style-name="Strong_20_Emphasis"><text:span text:style-name="T23"/></text:span></text:p>
          </table:table-cell>
          <table:table-cell table:style-name="_31_._5f_Installatie_5f_voorbereiden.A1" office:value-type="string">
            <text:p text:style-name="P15"><text:span text:style-name="Strong_20_Emphasis"><text:span text:style-name="T22"/></text:span></text:p>
          </table:table-cell>
        </table:table-row>
      </table:table>
      <text:p text:style-name="P9"/>
      <text:list xml:id="list94145167522015" text:continue-numbering="true" text:style-name="L1">
        <text:list-item>
          <text:p text:style-name="P25">Installatie uitvoeren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18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2"/></text:span></text:p>
          </table:table-cell>
        </table:table-row>
      </table:table>
      <text:p text:style-name="P10"/>
      <text:list xml:id="list94144558643725" text:continue-numbering="true" text:style-name="L1">
        <text:list-item>
          <text:p text:style-name="P26">Installatie afronden</text:p>
        </text:list-item>
      </text:list>
      <text:p text:style-name="P7"><text:span text:style-name="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7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16"><text:span text:style-name="Strong_20_Emphasis"><text:span text:style-name="T22"/></text:span></text:p>
          </table:table-cell>
        </table:table-row>
      </table:table>
      <text:p text:style-name="P20"/>
      <text:list xml:id="list94145671499007" text:continue-numbering="true" text:style-name="L1">
        <text:list-item>
          <text:p text:style-name="P27">Gebruiker inrichten</text:p>
        </text:list-item>
      </text:list>
      <text:p text:style-name="P7"><text:span text:style-name="Emphasis"><text:span text:style-name="T49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7"><text:span text:style-name="Strong_20_Emphasis"><text:span text:style-name="T23"/></text:span></text:p>
          </table:table-cell>
          <table:table-cell table:style-name="_34_._5f_Gebruiker_5f_inrichten.A1" office:value-type="string">
            <text:p text:style-name="P16"><text:span text:style-name="Strong_20_Emphasis"><text:span text:style-name="T22"/></text:span></text:p>
          </table:table-cell>
        </table:table-row>
      </table:table>
      <text:p text:style-name="P20"/>
      <text:p text:style-name="P19"><text:span text:style-name="T7">E</text:span><text:span text:style-name="T8">inde c</text:span><text:span text:style-name="T9">hecklist, </text:span><text:span text:style-name="T10">d</text:span><text:span text:style-name="T9">e</text:span><text:span text:style-name="T24"> installatie van </text:span><text:span text:style-name="T24"><text:reference-ref text:reference-format="text" text:ref-name="Distributie">Ubuntu</text:reference-ref></text:span><text:span text:style-name="T24"><text:s/></text:span><text:span text:style-name="T25"><text:reference-ref text:reference-format="text" text:ref-name="Versie">22.04</text:reference-ref></text:span><text:span text:style-name="Strong_20_Emphasis"><text:span text:style-name="T40"><text:s/></text:span></text:span><text:span text:style-name="Strong_20_Emphasis"><text:span text:style-name="T41">LTS</text:span></text:span><text:span text:style-name="T11"> </text:span><text:span text:style-name="T24"><text:reference-ref text:reference-format="text" text:ref-name="Editie">desktop</text:reference-ref></text:span><text:span text:style-name="T24"><text:s/></text:span><text:span text:style-name="T26">op </text:span><text:span text:style-name="T26"><text:reference-ref text:reference-format="text" text:ref-name="Computernaam">pc-van-soe</text:reference-ref></text:span><text:span text:style-name="T26"><text:s/></text:span><text:span text:style-name="T24">is voltooid.<text:line-break/></text:span></text:p>
      <text:p text:style-name="P4"><text:span text:style-name="T39">Geschreven</text:span><text:span text:style-name="T19"> door Karel Zimmer</text:span><text:span text:style-name="Strong_20_Emphasis"><text:span text:style-name="T21"> &lt;</text:span></text:span><text:a xlink:type="simple" xlink:href="mailto:info@karelzimmer.nl" text:style-name="Internet_20_link" text:visited-style-name="Visited_20_Internet_20_Link"><text:span text:style-name="Strong_20_Emphasis"><text:span text:style-name="T58">info@karelzimmer.nl</text:span></text:span></text:a><text:span text:style-name="Strong_20_Emphasis"><text:span text:style-name="T21">&gt;</text:span></text:span><text:span text:style-name="T1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2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installatie-Ubuntu-22.04-desktop-pc-van-soe.odt</text:file-name><text:tab/><text:date style:data-style-name="N36" text:date-value="2022-04-20T09:41:43.936101682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9:41:43.776068345</dc:date>
    <meta:printed-by>Karel Zimmer</meta:printed-by>
    <meta:print-date>2012-07-13T13:55:28</meta:print-date>
    <meta:keyword>Installatie</meta:keyword>
    <meta:keyword>Checklist</meta:keyword>
    <meta:keyword>Linux</meta:keyword>
    <meta:editing-cycles>3056</meta:editing-cycles>
    <meta:editing-duration>P7DT6H57M34S</meta:editing-duration>
    <dc:creator>Karel Zimmer</dc:creator>
    <meta:document-statistic meta:table-count="4" meta:image-count="0" meta:object-count="0" meta:page-count="1" meta:paragraph-count="16" meta:word-count="81" meta:character-count="639" meta:non-whitespace-character-count="568"/>
    <meta:user-defined meta:name="Info 1"/>
    <meta:user-defined meta:name="Info 2"/>
    <meta:user-defined meta:name="Info 3"/>
    <meta:user-defined meta:name="Info 4"/>
  </office:meta>
</office:document-meta>
</file>